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Ter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rint()</text:p>
          </table:table-cell>
          <table:table-cell office:value-type="string">
            <text:p>function</text:p>
          </table:table-cell>
          <table:table-cell office:value-type="string">
            <text:p>outputs the contents to the console visually</text:p>
          </table:table-cell>
        </table:table-row>
        <table:table-row table:style-name="ro2">
          <table:table-cell office:value-type="string">
            <text:p>format()</text:p>
          </table:table-cell>
          <table:table-cell office:value-type="string">
            <text:p>function</text:p>
          </table:table-cell>
          <table:table-cell office:value-type="string">
            <text:p>places the arguments (strings, variables) into empty curly bracket strings in the specified object in order</text:p>
          </table:table-cell>
        </table:table-row>
        <table:table-row table:style-name="ro2">
          <table:table-cell office:value-type="string">
            <text:p>open()</text:p>
          </table:table-cell>
          <table:table-cell office:value-type="string">
            <text:p>function</text:p>
          </table:table-cell>
          <table:table-cell office:value-type="string">
            <text:p>opens a file and makes it available for use by Python, argument 'w' make the file writeable</text:p>
          </table:table-cell>
        </table:table-row>
        <table:table-row table:style-name="ro2">
          <table:table-cell office:value-type="string">
            <text:p>read()</text:p>
          </table:table-cell>
          <table:table-cell office:value-type="string">
            <text:p>function</text:p>
          </table:table-cell>
          <table:table-cell office:value-type="string">
            <text:p>reads a file which has previously been opened and allocated to a declared variable</text:p>
          </table:table-cell>
        </table:table-row>
        <table:table-row table:style-name="ro2">
          <table:table-cell office:value-type="string">
            <text:p>truncate()</text:p>
          </table:table-cell>
          <table:table-cell office:value-type="string">
            <text:p>function</text:p>
          </table:table-cell>
          <table:table-cell office:value-type="string">
            <text:p>reduces the size of the file </text:p>
          </table:table-cell>
        </table:table-row>
        <table:table-row table:style-name="ro2">
          <table:table-cell office:value-type="string">
            <text:p>cat()</text:p>
          </table:table-cell>
          <table:table-cell office:value-type="string">
            <text:p>function</text:p>
          </table:table-cell>
          <table:table-cell office:value-type="string">
            <text:p>concatenates the file – essentially printing its contents to the console</text:p>
          </table:table-cell>
        </table:table-row>
        <table:table-row table:style-name="ro2">
          <table:table-cell office:value-type="string">
            <text:p>write()</text:p>
          </table:table-cell>
          <table:table-cell office:value-type="string">
            <text:p>function</text:p>
          </table:table-cell>
          <table:table-cell office:value-type="string">
            <text:p>target.write(“something”) - writes something to the target</text:p>
          </table:table-cell>
        </table:table-row>
        <table:table-row table:style-name="ro2">
          <table:table-cell office:value-type="string">
            <text:p>close()</text:p>
          </table:table-cell>
          <table:table-cell office:value-type="string">
            <text:p>function</text:p>
          </table:table-cell>
          <table:table-cell office:value-type="string">
            <text:p>target.close() - closes the file stops it being available to Python and makes it and any changes to it, available elsewhere.</text:p>
          </table:table-cell>
        </table:table-row>
        <table:table-row table:style-name="ro2">
          <table:table-cell office:value-type="string">
            <text:p>len()</text:p>
          </table:table-cell>
          <table:table-cell office:value-type="string">
            <text:p>function</text:p>
          </table:table-cell>
          <table:table-cell office:value-type="string">
            <text:p>length of object in bytes</text:p>
          </table:table-cell>
        </table:table-row>
        <table:table-row table:style-name="ro2">
          <table:table-cell office:value-type="string">
            <text:p>exists()</text:p>
          </table:table-cell>
          <table:table-cell office:value-type="string">
            <text:p>function</text:p>
          </table:table-cell>
          <table:table-cell office:value-type="string">
            <text:p>checks if a file exists – true/false</text:p>
          </table:table-cell>
        </table:table-row>
        <table:table-row table:style-name="ro2">
          <table:table-cell office:value-type="string">
            <text:p>seek()</text:p>
          </table:table-cell>
          <table:table-cell office:value-type="string">
            <text:p>function</text:p>
          </table:table-cell>
          <table:table-cell office:value-type="string">
            <text:p>target.seek(x,y) moves cursor in target to a distance x bytes from 0(default) the start of the file, 1 the current position, 2 the end.</text:p>
          </table:table-cell>
        </table:table-row>
        <table:table-row table:style-name="ro2">
          <table:table-cell office:value-type="string">
            <text:p>input()</text:p>
          </table:table-cell>
          <table:table-cell office:value-type="string">
            <text:p>function</text:p>
          </table:table-cell>
          <table:table-cell office:value-type="string">
            <text:p>pauses programme as it waits for an input from the operator</text:p>
          </table:table-cell>
        </table:table-row>
        <table:table-row table:style-name="ro2">
          <table:table-cell office:value-type="string">
            <text:p>int()</text:p>
          </table:table-cell>
          <table:table-cell office:value-type="string">
            <text:p>function</text:p>
          </table:table-cell>
          <table:table-cell office:value-type="string">
            <text:p>stores the value as an integer</text:p>
          </table:table-cell>
        </table:table-row>
        <table:table-row table:style-name="ro2">
          <table:table-cell office:value-type="string">
            <text:p>float()</text:p>
          </table:table-cell>
          <table:table-cell office:value-type="string">
            <text:p>function</text:p>
          </table:table-cell>
          <table:table-cell office:value-type="string">
            <text:p>stored the value as a floating point number</text:p>
          </table:table-cell>
        </table:table-row>
        <table:table-row table:style-name="ro2">
          <table:table-cell office:value-type="string">
            <text:p>abs()</text:p>
          </table:table-cell>
          <table:table-cell office:value-type="string">
            <text:p>function </text:p>
          </table:table-cell>
          <table:table-cell office:value-type="string">
            <text:p>returns the absolute value of a number ie squared and rooted</text:p>
          </table:table-cell>
        </table:table-row>
        <table:table-row table:style-name="ro2">
          <table:table-cell office:value-type="string">
            <text:p>round()</text:p>
          </table:table-cell>
          <table:table-cell office:value-type="string">
            <text:p>function </text:p>
          </table:table-cell>
          <table:table-cell office:value-type="string">
            <text:p>round(num, dps) rounds a floating point number to dps number of decimal places</text:p>
          </table:table-cell>
        </table:table-row>
        <table:table-row table:style-name="ro4">
          <table:table-cell office:value-type="string">
            <text:p>randint()</text:p>
          </table:table-cell>
          <table:table-cell office:value-type="string">
            <text:p>function </text:p>
          </table:table-cell>
          <table:table-cell office:value-type="string">
            <text:p>randint(start,end) -returns a random integer between start and end inclusive</text:p>
          </table:table-cell>
        </table:table-row>
        <table:table-row table:style-name="ro2" table:number-rows-repeated="16">
          <table:table-cell table:number-columns-repeated="3"/>
        </table:table-row>
        <table:table-row table:style-name="ro2">
          <table:table-cell office:value-type="string">
            <text:p>from</text:p>
          </table:table-cell>
          <table:table-cell office:value-type="string">
            <text:p>keyword</text:p>
          </table:table-cell>
          <table:table-cell office:value-type="string">
            <text:p>identifies a source from which something will be drawn</text:p>
          </table:table-cell>
        </table:table-row>
        <table:table-row table:style-name="ro2">
          <table:table-cell office:value-type="string">
            <text:p>import</text:p>
          </table:table-cell>
          <table:table-cell office:value-type="string">
            <text:p>keyword</text:p>
          </table:table-cell>
          <table:table-cell office:value-type="string">
            <text:p>identifies a function to be made available to Python</text:p>
          </table:table-cell>
        </table:table-row>
        <table:table-row table:style-name="ro2">
          <table:table-cell office:value-type="string">
            <text:p>argv</text:p>
          </table:table-cell>
          <table:table-cell office:value-type="string">
            <text:p>array</text:p>
          </table:table-cell>
          <table:table-cell office:value-type="string">
            <text:p>denotes the command line arguments delivered to python when the programme is started</text:p>
          </table:table-cell>
        </table:table-row>
        <table:table-row table:style-name="ro2">
          <table:table-cell office:value-type="string">
            <text:p>sys</text:p>
          </table:table-cell>
          <table:table-cell office:value-type="string">
            <text:p>module</text:p>
          </table:table-cell>
          <table:table-cell office:value-type="string">
            <text:p>system commands and functions</text:p>
          </table:table-cell>
        </table:table-row>
        <table:table-row table:style-name="ro2">
          <table:table-cell office:value-type="string">
            <text:p>math</text:p>
          </table:table-cell>
          <table:table-cell office:value-type="string">
            <text:p>module</text:p>
          </table:table-cell>
          <table:table-cell office:value-type="string">
            <text:p>mathematical commands and functions for floating point numbers</text:p>
          </table:table-cell>
        </table:table-row>
        <table:table-row table:style-name="ro2">
          <table:table-cell office:value-type="string">
            <text:p>cmath</text:p>
          </table:table-cell>
          <table:table-cell office:value-type="string">
            <text:p>module</text:p>
          </table:table-cell>
          <table:table-cell office:value-type="string">
            <text:p>complex maths module can be used to calculate complex number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\n</text:p>
          </table:table-cell>
          <table:table-cell office:value-type="string">
            <text:p>escape sequence</text:p>
          </table:table-cell>
          <table:table-cell office:value-type="string">
            <text:p>New-line</text:p>
          </table:table-cell>
        </table:table-row>
        <table:table-row table:style-name="ro2">
          <table:table-cell office:value-type="string">
            <text:p>\\</text:p>
          </table:table-cell>
          <table:table-cell office:value-type="string">
            <text:p>escape sequence</text:p>
          </table:table-cell>
          <table:table-cell office:value-type="string">
            <text:p>backslash</text:p>
          </table:table-cell>
        </table:table-row>
        <table:table-row table:style-name="ro2">
          <table:table-cell office:value-type="string">
            <text:p>\'</text:p>
          </table:table-cell>
          <table:table-cell office:value-type="string">
            <text:p>escape sequence</text:p>
          </table:table-cell>
          <table:table-cell office:value-type="string">
            <text:p>single quote</text:p>
          </table:table-cell>
        </table:table-row>
        <table:table-row table:style-name="ro2">
          <table:table-cell office:value-type="string">
            <text:p>\”</text:p>
          </table:table-cell>
          <table:table-cell office:value-type="string">
            <text:p>escape sequence</text:p>
          </table:table-cell>
          <table:table-cell office:value-type="string">
            <text:p>inverted comma</text:p>
          </table:table-cell>
        </table:table-row>
        <table:table-row table:style-name="ro2">
          <table:table-cell office:value-type="string">
            <text:p>\a</text:p>
          </table:table-cell>
          <table:table-cell office:value-type="string">
            <text:p>escape sequence</text:p>
          </table:table-cell>
          <table:table-cell office:value-type="string">
            <text:p>ASCII bell noise</text:p>
          </table:table-cell>
        </table:table-row>
        <table:table-row table:style-name="ro2">
          <table:table-cell office:value-type="string">
            <text:p>\b</text:p>
          </table:table-cell>
          <table:table-cell office:value-type="string">
            <text:p>escape sequence</text:p>
          </table:table-cell>
          <table:table-cell office:value-type="string">
            <text:p>ASCII backspace</text:p>
          </table:table-cell>
        </table:table-row>
        <table:table-row table:style-name="ro2">
          <table:table-cell office:value-type="string">
            <text:p>\f</text:p>
          </table:table-cell>
          <table:table-cell office:value-type="string">
            <text:p>escape sequence</text:p>
          </table:table-cell>
          <table:table-cell office:value-type="string">
            <text:p>ASCII formfeed</text:p>
          </table:table-cell>
        </table:table-row>
        <table:table-row table:style-name="ro2">
          <table:table-cell office:value-type="string">
            <text:p>\N{name}</text:p>
          </table:table-cell>
          <table:table-cell office:value-type="string">
            <text:p>escape sequence</text:p>
          </table:table-cell>
          <table:table-cell office:value-type="string">
            <text:p>Character named in unicode database </text:p>
          </table:table-cell>
        </table:table-row>
        <table:table-row table:style-name="ro2">
          <table:table-cell office:value-type="string">
            <text:p>\r</text:p>
          </table:table-cell>
          <table:table-cell office:value-type="string">
            <text:p>escape sequence</text:p>
          </table:table-cell>
          <table:table-cell office:value-type="string">
            <text:p>Carriage return]</text:p>
          </table:table-cell>
        </table:table-row>
        <table:table-row table:style-name="ro2">
          <table:table-cell office:value-type="string">
            <text:p>\t</text:p>
          </table:table-cell>
          <table:table-cell office:value-type="string">
            <text:p>escape sequence</text:p>
          </table:table-cell>
          <table:table-cell office:value-type="string">
            <text:p>tab</text:p>
          </table:table-cell>
        </table:table-row>
        <table:table-row table:style-name="ro2">
          <table:table-cell office:value-type="string">
            <text:p>\uxxxx</text:p>
          </table:table-cell>
          <table:table-cell office:value-type="string">
            <text:p>escape sequence</text:p>
          </table:table-cell>
          <table:table-cell office:value-type="string">
            <text:p>Character with 16 bit hex value</text:p>
          </table:table-cell>
        </table:table-row>
        <table:table-row table:style-name="ro2">
          <table:table-cell office:value-type="string">
            <text:p>\Uxxxxxxxx</text:p>
          </table:table-cell>
          <table:table-cell office:value-type="string">
            <text:p>escape sequence</text:p>
          </table:table-cell>
          <table:table-cell office:value-type="string">
            <text:p>character with 32-bit hex value</text:p>
          </table:table-cell>
        </table:table-row>
        <table:table-row table:style-name="ro2">
          <table:table-cell office:value-type="string">
            <text:p>\v</text:p>
          </table:table-cell>
          <table:table-cell office:value-type="string">
            <text:p>escape sequence</text:p>
          </table:table-cell>
          <table:table-cell office:value-type="string">
            <text:p>ASCII vertical tab</text:p>
          </table:table-cell>
        </table:table-row>
        <table:table-row table:style-name="ro2">
          <table:table-cell office:value-type="string">
            <text:p>\ooo</text:p>
          </table:table-cell>
          <table:table-cell office:value-type="string">
            <text:p>escape sequence</text:p>
          </table:table-cell>
          <table:table-cell office:value-type="string">
            <text:p>Character with octal value ooo</text:p>
          </table:table-cell>
        </table:table-row>
        <table:table-row table:style-name="ro2">
          <table:table-cell office:value-type="string">
            <text:p>\xhh</text:p>
          </table:table-cell>
          <table:table-cell office:value-type="string">
            <text:p>escape sequence</text:p>
          </table:table-cell>
          <table:table-cell office:value-type="string">
            <text:p>Character with hex value hh</text:p>
          </table:table-cell>
        </table:table-row>
        <table:table-row table:style-name="ro2">
          <table:table-cell office:value-type="string">
            <text:p>echo</text:p>
          </table:table-cell>
          <table:table-cell/>
          <table:table-cell office:value-type="string">
            <text:p>echo “something” &gt; target.txt writes something to the target file at the current location</text:p>
          </table:table-cell>
        </table:table-row>
        <table:table-row table:style-name="ro2">
          <table:table-cell office:value-type="string">
            <text:p>def</text:p>
          </table:table-cell>
          <table:table-cell office:value-type="string">
            <text:p>keyword</text:p>
          </table:table-cell>
          <table:table-cell office:value-type="string">
            <text:p>def something(): defines a function something which expects some arguments</text:p>
          </table:table-cell>
        </table:table-row>
        <table:table-row table:style-name="ro2">
          <table:table-cell office:value-type="string">
            <text:p>end=' '</text:p>
          </table:table-cell>
          <table:table-cell office:value-type="string">
            <text:p>parameter</text:p>
          </table:table-cell>
          <table:table-cell office:value-type="string">
            <text:p>end parameter – when included makes end of &lt;print&gt; function be a whitespace rather than a newline</text:p>
          </table:table-cell>
        </table:table-row>
        <table:table-row table:style-name="ro2">
          <table:table-cell office:value-type="string">
            <text:p>“””</text:p>
          </table:table-cell>
          <table:table-cell office:value-type="string">
            <text:p>delimiter</text:p>
          </table:table-cell>
          <table:table-cell office:value-type="string">
            <text:p>start of open-ended string ''' may be used but this will not be able to contain “ without an escape slash</text:p>
          </table:table-cell>
        </table:table-row>
        <table:table-row table:style-name="ro2">
          <table:table-cell office:value-type="string">
            <text:p>“</text:p>
          </table:table-cell>
          <table:table-cell office:value-type="string">
            <text:p>delimiter</text:p>
          </table:table-cell>
          <table:table-cell office:value-type="string">
            <text:p>start of string</text:p>
          </table:table-cell>
        </table:table-row>
        <table:table-row table:style-name="ro2">
          <table:table-cell office:value-type="string">
            <text:p>sqrt()</text:p>
          </table:table-cell>
          <table:table-cell office:value-type="string">
            <text:p>function</text:p>
          </table:table-cell>
          <table:table-cell office:value-type="string">
            <text:p>in math module – calculates the square root of a given number</text:p>
          </table:table-cell>
        </table:table-row>
        <table:table-row table:style-name="ro2">
          <table:table-cell office:value-type="string">
            <text:p>strip()</text:p>
          </table:table-cell>
          <table:table-cell office:value-type="string">
            <text:p>function</text:p>
          </table:table-cell>
          <table:table-cell office:value-type="string">
            <text:p>strips any extra character or operation from the beginning and end of the line</text:p>
          </table:table-cell>
        </table:table-row>
        <table:table-row table:style-name="ro2">
          <table:table-cell office:value-type="string">
            <text:p>encode()</text:p>
          </table:table-cell>
          <table:table-cell office:value-type="string">
            <text:p>function</text:p>
          </table:table-cell>
          <table:table-cell office:value-type="string">
            <text:p>encodes a provided string containing special characters to bytes of data - syntax something.encode(codec, errors=”errortype”)</text:p>
          </table:table-cell>
        </table:table-row>
        <table:table-row table:style-name="ro2">
          <table:table-cell office:value-type="string">
            <text:p>decode()</text:p>
          </table:table-cell>
          <table:table-cell office:value-type="string">
            <text:p>function</text:p>
          </table:table-cell>
          <table:table-cell office:value-type="string">
            <text:p>decodes a provided bytes to its special characters in a specific codec something.decode(codec.errors=”errortype”)</text:p>
          </table:table-cell>
        </table:table-row>
        <table:table-row table:style-name="ro2">
          <table:table-cell office:value-type="string">
            <text:p>pop()</text:p>
          </table:table-cell>
          <table:table-cell office:value-type="string">
            <text:p>funtion</text:p>
          </table:table-cell>
          <table:table-cell office:value-type="string">
            <text:p>selects an item from a position in a list [0 = start, 1,2, -1= end] and removes it – can be added as a variable as it is removed</text:p>
          </table:table-cell>
        </table:table-row>
        <table:table-row table:style-name="ro2">
          <table:table-cell office:value-type="string">
            <text:p>sorted()</text:p>
          </table:table-cell>
          <table:table-cell office:value-type="string">
            <text:p>function</text:p>
          </table:table-cell>
          <table:table-cell office:value-type="string">
            <text:p>rearranges and iterable list in ascending order sorted(list, key(), reverse=false/true) key() is a function to decide the order and is optional</text:p>
          </table:table-cell>
        </table:table-row>
        <table:table-row table:style-name="ro2">
          <table:table-cell office:value-type="string">
            <text:p>range()</text:p>
          </table:table-cell>
          <table:table-cell office:value-type="string">
            <text:p>function</text:p>
          </table:table-cell>
          <table:table-cell office:value-type="string">
            <text:p>assigns a range to a variable <text:s/>-range (start, stop, increment) but default is start at zero with increment 1</text:p>
          </table:table-cell>
        </table:table-row>
        <table:table-row table:style-name="ro2">
          <table:table-cell office:value-type="string">
            <text:p>floor()</text:p>
          </table:table-cell>
          <table:table-cell office:value-type="string">
            <text:p>operator</text:p>
          </table:table-cell>
          <table:table-cell office:value-type="string">
            <text:p>returns the highest integer less than the absolute value of the number – ie removes any following decimal, rounds down</text:p>
          </table:table-cell>
        </table:table-row>
        <table:table-row table:style-name="ro2">
          <table:table-cell office:value-type="string">
            <text:p>ceil()</text:p>
          </table:table-cell>
          <table:table-cell office:value-type="string">
            <text:p>operator</text:p>
          </table:table-cell>
          <table:table-cell office:value-type="string">
            <text:p>returns the highest integer above the absolute value of the number – ie removes the decimal, rounds up</text:p>
          </table:table-cell>
        </table:table-row>
        <table:table-row table:style-name="ro2">
          <table:table-cell office:value-type="string">
            <text:p>search()</text:p>
          </table:table-cell>
          <table:table-cell office:value-type="string">
            <text:p>function </text:p>
          </table:table-cell>
          <table:table-cell office:value-type="string">
            <text:p>in re module – searches string for specified occurrences of a thing search() - search(r'switch', string)</text:p>
          </table:table-cell>
        </table:table-row>
        <table:table-row table:style-name="ro2">
          <table:table-cell office:value-type="string">
            <text:p>group()</text:p>
          </table:table-cell>
          <table:table-cell office:value-type="string">
            <text:p>function </text:p>
          </table:table-cell>
          <table:table-cell office:value-type="string">
            <text:p>in re module – returns thing found by search()</text:p>
          </table:table-cell>
        </table:table-row>
        <table:table-row table:style-name="ro2">
          <table:table-cell office:value-type="string">
            <text:p>groups()</text:p>
          </table:table-cell>
          <table:table-cell office:value-type="string">
            <text:p>function </text:p>
          </table:table-cell>
          <table:table-cell office:value-type="string">
            <text:p>in re module – returns list of things found by search()</text:p>
          </table:table-cell>
        </table:table-row>
        <table:table-row table:style-name="ro2">
          <table:table-cell office:value-type="string">
            <text:p>linspace()</text:p>
          </table:table-cell>
          <table:table-cell office:value-type="string">
            <text:p>function </text:p>
          </table:table-cell>
          <table:table-cell office:value-type="string">
            <text:p>in numpy module – returns evenly spaced numbers over a specified interval linspace(start, finish, interval) – a thowback to MatLab</text:p>
          </table:table-cell>
        </table:table-row>
        <table:table-row table:style-name="ro2">
          <table:table-cell office:value-type="string">
            <text:p>arange()</text:p>
          </table:table-cell>
          <table:table-cell office:value-type="string">
            <text:p>function </text:p>
          </table:table-cell>
          <table:table-cell office:value-type="string">
            <text:p>in numpy module – returns a range with a floating point step value possible</text:p>
          </table:table-cell>
        </table:table-row>
        <table:table-row table:style-name="ro2">
          <table:table-cell office:value-type="string">
            <text:p>x = 1</text:p>
          </table:table-cell>
          <table:table-cell office:value-type="string">
            <text:p>declaration</text:p>
          </table:table-cell>
          <table:table-cell office:value-type="string">
            <text:p>creates a variable x and gives it the value 1</text:p>
          </table:table-cell>
        </table:table-row>
        <table:table-row table:style-name="ro2">
          <table:table-cell office:value-type="string">
            <text:p>x = y + z</text:p>
          </table:table-cell>
          <table:table-cell office:value-type="string">
            <text:p>declaration</text:p>
          </table:table-cell>
          <table:table-cell office:value-type="string">
            <text:p>creates a varaible x and gives it the value of some sum including y and z</text:p>
          </table:table-cell>
        </table:table-row>
        <table:table-row table:style-name="ro2">
          <table:table-cell office:value-type="string">
            <text:p>f” abc {} xyz “</text:p>
          </table:table-cell>
          <table:table-cell office:value-type="string">
            <text:p>string type</text:p>
          </table:table-cell>
          <table:table-cell office:value-type="string">
            <text:p>fast string – a string that can contain another entity within the {} be it variable or other</text:p>
          </table:table-cell>
        </table:table-row>
        <table:table-row table:style-name="ro2">
          <table:table-cell office:value-type="string">
            <text:p>=</text:p>
          </table:table-cell>
          <table:table-cell office:value-type="string">
            <text:p>operator</text:p>
          </table:table-cell>
          <table:table-cell table:formula="of:=&quot;'has the value'&quot;" office:value-type="string" office:string-value="'has the value'">
            <text:p>'has the value'</text:p>
          </table:table-cell>
        </table:table-row>
        <table:table-row table:style-name="ro2">
          <table:table-cell office:value-type="string">
            <text:p>+=</text:p>
          </table:table-cell>
          <table:table-cell office:value-type="string">
            <text:p>operator</text:p>
          </table:table-cell>
          <table:table-cell office:value-type="string">
            <text:p>addition assignment x=x+1 === x+=1</text:p>
          </table:table-cell>
        </table:table-row>
        <table:table-row table:style-name="ro2">
          <table:table-cell office:value-type="string">
            <text:p>-=</text:p>
          </table:table-cell>
          <table:table-cell office:value-type="string">
            <text:p>operator</text:p>
          </table:table-cell>
          <table:table-cell office:value-type="string">
            <text:p>subtraction assignment x=x-1 === x-=1</text:p>
          </table:table-cell>
        </table:table-row>
        <table:table-row table:style-name="ro2">
          <table:table-cell office:value-type="string">
            <text:p>*=</text:p>
          </table:table-cell>
          <table:table-cell office:value-type="string">
            <text:p>operator</text:p>
          </table:table-cell>
          <table:table-cell office:value-type="string">
            <text:p>multiplication assignment x=x*2 ===x*=2</text:p>
          </table:table-cell>
        </table:table-row>
        <table:table-row table:style-name="ro2">
          <table:table-cell office:value-type="string">
            <text:p>/=</text:p>
          </table:table-cell>
          <table:table-cell office:value-type="string">
            <text:p>operator</text:p>
          </table:table-cell>
          <table:table-cell office:value-type="string">
            <text:p>division assignment x=x/2 === x/=2</text:p>
          </table:table-cell>
        </table:table-row>
        <table:table-row table:style-name="ro2">
          <table:table-cell office:value-type="string">
            <text:p>%=</text:p>
          </table:table-cell>
          <table:table-cell office:value-type="string">
            <text:p>operator</text:p>
          </table:table-cell>
          <table:table-cell office:value-type="string">
            <text:p>modulus assignment x=x%2 === x%=2</text:p>
          </table:table-cell>
        </table:table-row>
        <table:table-row table:style-name="ro2">
          <table:table-cell office:value-type="string">
            <text:p>//</text:p>
          </table:table-cell>
          <table:table-cell office:value-type="string">
            <text:p>operator</text:p>
          </table:table-cell>
          <table:table-cell office:value-type="string">
            <text:p>floor division – integer value of division</text:p>
          </table:table-cell>
        </table:table-row>
        <table:table-row table:style-name="ro2">
          <table:table-cell office:value-type="string">
            <text:p>%</text:p>
          </table:table-cell>
          <table:table-cell office:value-type="string">
            <text:p>operator</text:p>
          </table:table-cell>
          <table:table-cell office:value-type="string">
            <text:p>modulus operator – returns the remainder of a division sum e.g. 4/3 =1 r1 so returns 1</text:p>
          </table:table-cell>
        </table:table-row>
        <table:table-row table:style-name="ro2">
          <table:table-cell office:value-type="string">
            <text:p>**</text:p>
          </table:table-cell>
          <table:table-cell office:value-type="string">
            <text:p>operator</text:p>
          </table:table-cell>
          <table:table-cell office:value-type="string">
            <text:p>exponent</text:p>
          </table:table-cell>
        </table:table-row>
        <table:table-row table:style-name="ro2">
          <table:table-cell table:formula="of:=&quot;==&quot;" office:value-type="string" office:string-value="==">
            <text:p>==</text:p>
          </table:table-cell>
          <table:table-cell office:value-type="string">
            <text:p>Comparison Operator</text:p>
          </table:table-cell>
          <table:table-cell table:formula="of:=&quot;'is equal to..'&quot;" office:value-type="string" office:string-value="'is equal to..'">
            <text:p>'is equal to..'</text:p>
          </table:table-cell>
        </table:table-row>
        <table:table-row table:style-name="ro2">
          <table:table-cell table:formula="of:=&quot;===&quot;" office:value-type="string" office:string-value="===">
            <text:p>===</text:p>
          </table:table-cell>
          <table:table-cell office:value-type="string">
            <text:p>Comparison Operator</text:p>
          </table:table-cell>
          <table:table-cell office:value-type="string">
            <text:p>Strict comparison operator – equal by datatype and value</text:p>
          </table:table-cell>
        </table:table-row>
        <table:table-row table:style-name="ro2">
          <table:table-cell office:value-type="string">
            <text:p>&gt;</text:p>
          </table:table-cell>
          <table:table-cell office:value-type="string">
            <text:p>Comparison Operator</text:p>
          </table:table-cell>
          <table:table-cell table:formula="of:=&quot;'is greater than..'&quot;" office:value-type="string" office:string-value="'is greater than..'">
            <text:p>'is greater than..'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string">
            <text:p>Comparison Operator</text:p>
          </table:table-cell>
          <table:table-cell table:formula="of:=&quot;'is less than'&quot;" office:value-type="string" office:string-value="'is less than'">
            <text:p>'is less than'</text:p>
          </table:table-cell>
        </table:table-row>
        <table:table-row table:style-name="ro2">
          <table:table-cell table:formula="of:=&quot;&lt;=&quot;" office:value-type="string" office:string-value="&lt;=">
            <text:p>&lt;=</text:p>
          </table:table-cell>
          <table:table-cell office:value-type="string">
            <text:p>Comparison Operator</text:p>
          </table:table-cell>
          <table:table-cell table:formula="of:=&quot;'is less than or equal to...&quot;" office:value-type="string" office:string-value="'is less than or equal to...">
            <text:p>'is less than or equal to...</text:p>
          </table:table-cell>
        </table:table-row>
        <table:table-row table:style-name="ro2">
          <table:table-cell table:formula="of:=&quot;&gt;=&quot;" office:value-type="string" office:string-value="&gt;=">
            <text:p>&gt;=</text:p>
          </table:table-cell>
          <table:table-cell office:value-type="string">
            <text:p>Comparison Operator</text:p>
          </table:table-cell>
          <table:table-cell table:formula="of:=&quot;'is greater than or equal to...'&quot;" office:value-type="string" office:string-value="'is greater than or equal to...'">
            <text:p>'is greater than or equal to...'</text:p>
          </table:table-cell>
        </table:table-row>
        <table:table-row table:style-name="ro2">
          <table:table-cell table:formula="of:=&quot;!=&quot;" office:value-type="string" office:string-value="!=">
            <text:p>!=</text:p>
          </table:table-cell>
          <table:table-cell office:value-type="string">
            <text:p>Comparison Operator</text:p>
          </table:table-cell>
          <table:table-cell table:formula="of:=&quot;'is NOT equal to..'&quot;" office:value-type="string" office:string-value="'is NOT equal to..'">
            <text:p>'is NOT equal to..'</text:p>
          </table:table-cell>
        </table:table-row>
        <table:table-row table:style-name="ro2">
          <table:table-cell table:formula="of:=&quot;#&quot;" office:value-type="string" office:string-value="#">
            <text:p>#</text:p>
          </table:table-cell>
          <table:table-cell office:value-type="string">
            <text:p>breakout symbol</text:p>
          </table:table-cell>
          <table:table-cell office:value-type="string">
            <text:p>comments out following text on that line</text:p>
          </table:table-cell>
        </table:table-row>
        <table:table-row table:style-name="ro2">
          <table:table-cell office:value-type="string">
            <text:p>@</text:p>
          </table:table-cell>
          <table:table-cell office:value-type="string">
            <text:p>at(decorators)</text:p>
          </table:table-cell>
          <table:table-cell office:value-type="string">
            <text:p>?...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17/05/2022</text:date>, <text:time>08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oran</meta:initial-creator>
    <meta:creation-date>2022-05-01T22:38:08.34</meta:creation-date>
    <dc:date>2022-05-17T08:26:45.39</dc:date>
    <dc:creator>John Moran</dc:creator>
    <meta:editing-duration>P7DT22H40M30S</meta:editing-duration>
    <meta:editing-cycles>8</meta:editing-cycles>
    <meta:generator>OpenOffice/4.1.11$Win32 OpenOffice.org_project/4111m1$Build-9808</meta:generator>
    <meta:document-statistic meta:table-count="3" meta:cell-count="236" meta:object-count="0"/>
  </office:meta>
</office:document-meta>
</file>